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Ev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Event</text:h>
                    <text:list>
                        <text:list-item>
                            <text:h text:style-name="Heading_20_2" text:outline-level="2">Description</text:h>
                        </text:list-item>
                    </text:list>
                </text:list-item>
            </text:list>

            <text:p text:style-name="Standard">With this Action we can add one or more event handlers that can be received by the TCP socket.</text:p>

            
                <text:list xml:id="list_TCPEvent2" text:continue-numbering="true" text:continue-list="list_TCP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Event6" text:continue-numbering="true" text:style-name="Outline">
                                                <text:list-item>
                                                    <text:list>
                                                        <text:list-item>
                                                            <text:list>
                                                                <text:list-item>
                                                                    <text:h text:style-name="Heading_20_3" text:outline-level="3">
                                                                        Socket
                                                                        <text:s text:c="4"/>
                                                                        <text:span text:style-name="T2">EXPRESSION (object:TCPSocket)</text:span>
                                                                    </text:h>
                                                                </text:list-item>
                                                            </text:list>
                                                        </text:list-item>
                                                    </text:list>
                                                </text:list-item>
                                            </text:list>
                                            <text:p text:style-name="Standard">The socket object on which we want to listen to events.</text:p>,
                                            <text:list xml:id="list_TCPEvent7" text:continue-numbering="true" text:continue-list="list_TCPEvent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s to be handled. For each item in the list, it will be necessary to select <text:span text:style-name="backtick">Event</text:span>, <text:span text:style-name="backtick">Handler type</text:span> and optionally <text:span text:style-name="backtick">Action</text:span>. <text:span text:style-name="backtick">Event</text:span> is the type of event we want to handle and the possible values are:</text:p>
                    <text:list xml:id="list_TCPEvent8" text:style-name="List_20_1">
                        
                        <text:list-item>
                            <text:p text:style-name="List_20_1">
                                <text:span text:style-name="backtick">Ready</text:span> – Emitted when a socket is ready to be used.
                            </text:p>
                            
                        </text:list-item>
                        
                    

                        <text:list-item>
                            <text:p text:style-name="List_20_1">
                                <text:span text:style-name="backtick">Data</text:span> – Emitted when data is received.
                            </text:p>
                            
                        </text:list-item>
                        
                    

                        <text:list-item>
                            <text:p text:style-name="List_20_1">
                                <text:span text:style-name="backtick">Close</text:span> – Emitted once the socket is fully closed.
                            </text:p>
                            
                        </text:list-item>
                        
                    

                        <text:list-item>
                            <text:p text:style-name="List_20_1">
                                <text:span text:style-name="backtick">End</text:span> – Emitted when the other end of the socket signals the end of transmission, thus ending the readable side of the socket.
                            </text:p>
                            
                        </text:list-item>
                        
                    

                        <text:list-item>
                            <text:p text:style-name="List_20_1">
                                <text:span text:style-name="backtick">Error</text:span> – Emitted when an error occurs. The 'close' event will be called directly following this event.
                            </text:p>
                            
                        </text:list-item>
                        
                    

                        <text:list-item>
                            <text:p text:style-name="List_20_1">
                                <text:span text:style-name="backtick">Timeout</text:span> – Emitted if the socket times out from inactivity. This is only to notify that the socket has been idle. The user must manually disconnect the connection.
                            </text:p>
                            
                        </text:list-item>
                        
                    
                    </text:list>
                <text:p text:style-name="Standard"><text:span text:style-name="backtick">Handler type</text:span> can be <text:span text:style-name="backtick">Flow</text:span> or <text:span text:style-name="backtick">Action</text:span>. If <text:span text:style-name="backtick">Flow</text:span> is selected then an output will be added through which the Flow execution continues if the event is sent. If <text:span text:style-name="backtick">Action</text:span> is selected, then <text:span text:style-name="backtick">Action</text:span> must also be set, i.e. the name of the User action that is executed when the event is receiv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Event9" text:continue-numbering="true" text:continue-list="list_TCPEven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Event10" text:continue-numbering="true" text:continue-list="list_TCPEvent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Event11" text:continue-numbering="true" text:continue-list="list_TCPEvent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Event12" text:continue-numbering="true" text:continue-list="list_TCPEvent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Event13" text:continue-numbering="true" text:continue-list="list_TCPEven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Event3" text:continue-numbering="true" text:continue-list="list_TCPEvent2" text:style-name="Outline">
                    <text:list-item>
                        <text:list>
                            <text:list-item>
                                <text:h text:style-name="Heading_20_2" text:outline-level="2">Inputs</text:h>
                            </text:list-item>
                        </text:list>
                    </text:list-item>
                </text:list>

                
                            <text:list xml:id="list_TCPEvent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Event4" text:continue-numbering="true" text:continue-list="list_TCPEvent3" text:style-name="Outline">
                    <text:list-item>
                        <text:list>
                            <text:list-item>
                                <text:h text:style-name="Heading_20_2" text:outline-level="2">Outputs</text:h>
                            </text:list-item>
                        </text:list>
                    </text:list-item>
                </text:list>

                
                            <text:list xml:id="list_TCPEvent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TCPEvent5" text:continue-numbering="true" text:continue-list="list_TCPEvent4" text:style-name="Outline">
                        <text:list-item>
                            <text:list>
                                <text:list-item>
                                    <text:h text:style-name="Heading_20_2" text:outline-level="2">Examples</text:h>
                                </text:list-item>
                            </text:list>
                        </text:list-item>
                    </text:list>
                    <text:p text:style-name="Standard"/>
                    
                    <text:list xml:id="list_TCPEvent16" text:style-name="List_20_1">
                        
                        <text:list-item>
                            <text:p text:style-name="List_20_1_20_Start">
                                <text:span text:style-name="T1">TCP CLient</text:span>
                            </text:p>
                            
                        </text:list-item>
                        
                    

                        <text:list-item>
                            <text:p text:style-name="List_20_1_20_Start">
                                <text:span text:style-name="T1">TCP Serv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